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line-height="115%"/>
    </style:style>
    <style:style style:name="T2" style:parent-style-name="Standaardalinea-lettertype" style:family="text">
      <style:text-properties style:text-position="super 63.6%"/>
    </style:style>
  </office:automatic-styles>
  <office:body>
    <office:text text:use-soft-page-breaks="true">
      <text:p text:style-name="P1">Ik heb geleerd dat er verschillende strategieën zijn hoe je bepaalde dingen aanpakt in een bedrijf. Zoals wie een scrum board maakt en hoe dit ervoor kan zorgen dat het project slaagt of niet. Ik heb ook mijn kernwaarden en valkuilen gevonden in de eerste sessies van werkplekleren. Ook vond ik het leuk dat er verschillende sprekers kwamen voor ons een goed inzicht te geven in het bedrijf zelf. En hoe het eraan toegaat binnenin een bedrijf. Dit heeft mijn zicht verbreed en nu weet ik al wat beter wat ik kan verwachten als ik volgend jaar op stage ga. En hoe ik deze dan praktisch kan gebruiken. Ik zag mezelf ook groeien doorheen werkplekleren in het begin was ik nog bescheiden om vragen te stellen maar nu ben ik zelf zekerder geworden en heb ik meer moed om vragen en feedback goed toe te passen binnen in de projecten. Ook vind ik het goed dat de leerkrachten persoonlijk antwoorden op de vragen in de plaats van een klassikaal antwoord zoals bij mij in het middelbaar. Ik vind ook dat de leerkrachten ons goed ondersteunen ook al vinden sommigen dat de deadlines heel fel tegen elkaar zijn. Vind ik het een logische deadline want het zal altijd iets zijn. Ik vond het dashboard project ook heel leuk om te doen. Het groepswerk sprak me echt aan om me mening te geven over bepaalde designs die ik goed vind en sommige die ik niet goed vind. Ook ben ik zeer tevreden met mijn resultaat van het dashboard dit had ik echt niet van me eigen verwacht dat ik zo een mooi resultaat ging krijgen! Ik hoop wel dat er misschien later in werkplekleren opdrachten zijn waarbij we samen moeten werken met andere leerlingen uit andere leer richtingen. Dit zou me heel cool lijken omdat dit al een soort van voorbeeld is hoe het ook eraan kan toegaan in een werkplek. Ik zou persoonlijk graag ook weten welke methodes het meeste worden toegepast binnenin een bedrijf want de waterval methode lijkt mij het minst gebruikte. Maar dit kan ook omgekeerd zijn dat het juist wel veel wordt gebruikt en dit zou ik graag te weten komen! Ik heb ook gemerkt dat ik zeer rustig kan blijven in bepaalde fuserende situaties ik heb ook gemerkt dat mijn teamgenoten er minder goed kunnen mee om gaan Ik vind het ook heel leuk om zelf aan de slag te gaan binnen figma ik heb ook ondervonden dat ik zeker design ga kiezen Ook al vind ik web Essentials wel leuk om te doen maar scripting iets minder. Ik zou graag ook eens in een groepje willen zitten met andere leerlingen van dezelfde richting want ik heb gemerkt dat grotendeels bij de dashboard leerlingen met elkaar in een groepje zitten die samen ook al in hun eigen klas vrienden zijn. Mijn ervaring met Figma en het dashboardproject heeft mijn voorkeur voor design versterkt.. Ik ben benieuwd of de watervalmethode inderdaad minder wordt gebruikt en welke methodes vaker worden toegepast. Het is duidelijk dat je veel hebt geleerd en gegroeid tijdens Werkplekleren 1. Deze ervaringen zullen ongetwijfeld waardevol zijn voor je verdere professionele ontwikkeling. Bovendien zou ik het ook goed vinden om met andere leerlingen in een groepje te zitten wat ik al eerder heb aangehaald. Hierdoor zou ik misschien ook tot betere resultaten kunnen komen want nu ben ik heel erg gelimiteerd aan de mensen die bij mij in de klas zitten en waar ik contact mee heb. Ook vond ik het leuk om samen in een groepje te werken en tot een mooi resultaat uit te komen. Ik heb mijn groepje zelfs onderschat en ik ben zeer blij met het resultaat. Ook zou ik verschillende methode graag is willen toepassen zoals de kaban methode of meerdere vormen van scrum. Want nu heb je zelf niet kunnen kiezen welke methode je gebruikt en het was eigenlijk al vooraf beslist ook al was ik wel benieuwd hoe de waterval methode zou verlopen en de kaban. Dit heeft mij wel een tijd dwars gezeten maar ik ben wel blij dat we in het volgende project alles zelf mogen regelen. Ook vind ik het leuk om te beginnen aan mijn portfolio. Hier heb ik eigenlijk het hele semester naartoe gekeken om hieraan eindelijk te beginnen! Ook vind ik het goed dat we continue feedback kunnen vragen aan de leerkrachten over onze designs en code ik vind dit een heel goede opvolging van de leerkrachten zelf. Hier ben ik zeer tevreden over ook heb ik veel meer bijgeleerd dan ik op het middelbaar heb geleerd. Ik ben hier heel dankbaar voor! Ik kijk ook heel erg uit naar het 2<text:span text:style-name="T2">de</text:span><text:s/>semester en wat ik allemaal kan<text:s/><text:soft-page-break/>verwachten. Ook ben ik benieuwd hoe de groepsverdeling gaat zijn voor deze opdrachten. Ik kijk heel hard uit naar de volgende opdrachten van volgend jaar zeker de graduaatsproef. En ik hoop dat we ook een gelijkaardige begeleiding krijgen die we nu hebben gekregen bij het eerste semester. Ik zou ook wel graag andere mensen hun werk willen zien en hoe ik bepaalde elementen heb kunnen gebruiken in ons dashboard. En misschien een korte uitleg waarom ze bepaalde elementen hebben gekozen hierdoor zou mijn kennis ook verbreed worden. En zo kan ik weten wat ik de volgende beter moet doen en welke elementen het beste zijn om toe te voegen in mijn website of andere opdrachten. Ook kijk ik heel hard uit naar het<text:s/>hand shake<text:s/>event van volgend jaar en misschien zou het handig zijn dat we hiervoor nu al wat informatie krijgen zodat ik mij al wat zou kunnen voorbereiden in de plaats van een paar dagen voor het event.<text:s/>Ik kijk er ook naar uit om eventuele aan toekomstige opdrachten samen te werken met andere leerlingen uit andere klassen zo zou het resultaat van de toekomstige opdrachten zelfs beter kunnen uitkomen. Ook kijk ernaar uit om mijn kennis van blender en after effects eventueel toe te passen in toekomstige projecten. Ik heb het indeelde stuk misschien wel gemist ik snap wel dat je meestal samen moet werken als team. Maar stel dat je meteen als freelancer wilt starten daar wordt eigenlijk nog niet heel veel uitleg over gegeven. Er wordt ook soort van verwacht van jouw dat je voor een bedrijf gaat werken en niet voor je eigen. Ik hoop ook dat ik mijn creativiteit kan uitbreiden tijdens werkplekleren in het tweede semester. Ook vind ik het vreemd dat er heel de tijd gepraat wordt over dat je oftewel in design gaat werken of web. Maar ik vind dat als ik mijn design diploma eventueel heb<text:s/>dat ik nog toegepaste informatica kan doen. Ik zag me eigen ook groeien doorheen werkplekleren hier heb ik verschillende soft en hard skills gevonden van me eigen. Waar ik dankbaar voor ben en nu ken ik mijn eigen van wat mijn limieten zijn en waar ik nog in kan evolueren binnen in mijn soft en hard skil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 Kuyken</meta:initial-creator>
    <dc:creator>E Kuyken</dc:creator>
    <meta:creation-date>2023-12-15T10:33:00Z</meta:creation-date>
    <dc:date>2023-12-21T11:20:00Z</dc:date>
    <meta:template xlink:href="Normal.dotm" xlink:type="simple"/>
    <meta:editing-cycles>8</meta:editing-cycles>
    <meta:editing-duration>PT13560S</meta:editing-duration>
    <meta:document-statistic meta:page-count="2" meta:paragraph-count="12" meta:word-count="1001" meta:character-count="6496" meta:row-count="45" meta:non-whitespace-character-count="5507"/>
  </office:meta>
</office:document-meta>
</file>